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3"/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I 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Sb </text:p>
          </table:table-cell>
          <table:table-cell office:value-type="string" calcext:value-type="string">
            <text:p>[Cd]5p3 </text:p>
          </table:table-cell>
          <table:table-cell office:value-type="string" calcext:value-type="string">
            <text:p> 4S°3/2 </text:p>
          </table:table-cell>
          <table:table-cell office:value-type="string" calcext:value-type="string">
            <text:p>5s25p2 3P0 </text:p>
          </table:table-cell>
          <table:table-cell office:value-type="float" office:value="8.608389" calcext:value-type="float">
            <text:p>8.608389</text:p>
          </table:table-cell>
          <table:table-cell office:value-type="float" office:value="0.000012" calcext:value-type="float">
            <text:p>1.2E-05</text:p>
          </table:table-cell>
          <table:table-cell office:value-type="string" calcext:value-type="string">
            <text:p> <text:a xlink:href="javascript:void(0)" xlink:type="simple">L8844</text:a>,<text:a xlink:href="javascript:void(0)" xlink:type="simple">L6684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II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Sn </text:p>
          </table:table-cell>
          <table:table-cell office:value-type="string" calcext:value-type="string">
            <text:p>[Cd]5p2 </text:p>
          </table:table-cell>
          <table:table-cell office:value-type="string" calcext:value-type="string">
            <text:p> 3P0 </text:p>
          </table:table-cell>
          <table:table-cell office:value-type="string" calcext:value-type="string">
            <text:p>5s25p 2P1/2 </text:p>
          </table:table-cell>
          <table:table-cell office:value-type="float" office:value="16.626" calcext:value-type="float">
            <text:p>16.626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 <text:a xlink:href="javascript:void(0)" xlink:type="simple">L16370</text:a>,<text:a xlink:href="javascript:void(0)" xlink:type="simple">L8844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III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In </text:p>
          </table:table-cell>
          <table:table-cell office:value-type="string" calcext:value-type="string">
            <text:p>[Cd]5p </text:p>
          </table:table-cell>
          <table:table-cell office:value-type="string" calcext:value-type="string">
            <text:p> 2P°1/2 </text:p>
          </table:table-cell>
          <table:table-cell office:value-type="string" calcext:value-type="string">
            <text:p>5s2 1S0 </text:p>
          </table:table-cell>
          <table:table-cell office:value-type="float" office:value="25.3235" calcext:value-type="float">
            <text:p>25.3235</text:p>
          </table:table-cell>
          <table:table-cell office:value-type="string" calcext:value-type="string">
            <text:p>  </text:p>
          </table:table-cell>
          <table:table-cell office:value-type="string" calcext:value-type="string">
            <text:p> <text:a xlink:href="javascript:void(0)" xlink:type="simple">L3466</text:a>,<text:a xlink:href="javascript:void(0)" xlink:type="simple">L16241</text:a> 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Sb IV 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Cd </text:p>
          </table:table-cell>
          <table:table-cell office:value-type="string" calcext:value-type="string">
            <text:p>[Kr]4d105s2 </text:p>
          </table:table-cell>
          <table:table-cell office:value-type="string" calcext:value-type="string">
            <text:p> 1S0 </text:p>
          </table:table-cell>
          <table:table-cell office:value-type="string" calcext:value-type="string">
            <text:p>5s 2S1/2 </text:p>
          </table:table-cell>
          <table:table-cell office:value-type="float" office:value="43.804" calcext:value-type="float">
            <text:p>43.80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 <text:a xlink:href="javascript:void(0)" xlink:type="simple">L11767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V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Ag </text:p>
          </table:table-cell>
          <table:table-cell office:value-type="string" calcext:value-type="string">
            <text:p>[Kr]4d105s </text:p>
          </table:table-cell>
          <table:table-cell office:value-type="string" calcext:value-type="string">
            <text:p> 2S1/2 </text:p>
          </table:table-cell>
          <table:table-cell office:value-type="string" calcext:value-type="string">
            <text:p>4d10 1S0 </text:p>
          </table:table-cell>
          <table:table-cell office:value-type="string" calcext:value-type="string">
            <text:p>  <text:a xlink:href="javascript:void(toggleBalloon('['))" xlink:type="simple">[</text:a>55.00<text:a xlink:href="javascript:void(toggleBalloon(']'))" xlink:type="simple">]</text:a>                 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 <text:a xlink:href="javascript:void(0)" xlink:type="simple">L5984</text:a> 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Sb VI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Pd </text:p>
          </table:table-cell>
          <table:table-cell office:value-type="string" calcext:value-type="string">
            <text:p>[Kr]4d10 </text:p>
          </table:table-cell>
          <table:table-cell office:value-type="string" calcext:value-type="string">
            <text:p> 1S0 </text:p>
          </table:table-cell>
          <table:table-cell office:value-type="string" calcext:value-type="string">
            <text:p>4d9 2D5/2 </text:p>
          </table:table-cell>
          <table:table-cell office:value-type="float" office:value="99.51" calcext:value-type="float">
            <text:p>99.5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 <text:a xlink:href="javascript:void(0)" xlink:type="simple">L11384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VII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Rh </text:p>
          </table:table-cell>
          <table:table-cell office:value-type="string" calcext:value-type="string">
            <text:p>[Kr]4d9 </text:p>
          </table:table-cell>
          <table:table-cell office:value-type="string" calcext:value-type="string">
            <text:p> 2D5/2 </text:p>
          </table:table-cell>
          <table:table-cell office:value-type="string" calcext:value-type="string">
            <text:p>4d8 3F4 </text:p>
          </table:table-cell>
          <table:table-cell office:value-type="string" calcext:value-type="string">
            <text:p>  <text:a xlink:href="javascript:void(toggleBalloon('T'))" xlink:type="simple">(</text:a>117.0<text:a xlink:href="javascript:void(toggleBalloon('T'))" xlink:type="simple">)</text:a>                  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VIII 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Ru </text:p>
          </table:table-cell>
          <table:table-cell office:value-type="string" calcext:value-type="string">
            <text:p>[Kr]4d8 </text:p>
          </table:table-cell>
          <table:table-cell office:value-type="string" calcext:value-type="string">
            <text:p> 3F4 </text:p>
          </table:table-cell>
          <table:table-cell office:value-type="string" calcext:value-type="string">
            <text:p>4d7 4F9/2 </text:p>
          </table:table-cell>
          <table:table-cell office:value-type="string" calcext:value-type="string">
            <text:p>  <text:a xlink:href="javascript:void(toggleBalloon('T'))" xlink:type="simple">(</text:a>139.0<text:a xlink:href="javascript:void(toggleBalloon('T'))" xlink:type="simple">)</text:a>                  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IX 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Tc </text:p>
          </table:table-cell>
          <table:table-cell office:value-type="string" calcext:value-type="string">
            <text:p>[Kr]4d7 </text:p>
          </table:table-cell>
          <table:table-cell office:value-type="string" calcext:value-type="string">
            <text:p> 4F9/2 </text:p>
          </table:table-cell>
          <table:table-cell office:value-type="string" calcext:value-type="string">
            <text:p>4d6 5D4 </text:p>
          </table:table-cell>
          <table:table-cell office:value-type="string" calcext:value-type="string">
            <text:p>  <text:a xlink:href="javascript:void(toggleBalloon('T'))" xlink:type="simple">(</text:a>162.0<text:a xlink:href="javascript:void(toggleBalloon('T'))" xlink:type="simple">)</text:a>                  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Mo </text:p>
          </table:table-cell>
          <table:table-cell office:value-type="string" calcext:value-type="string">
            <text:p>[Kr]4d6 </text:p>
          </table:table-cell>
          <table:table-cell office:value-type="string" calcext:value-type="string">
            <text:p> 5D4 </text:p>
          </table:table-cell>
          <table:table-cell office:value-type="string" calcext:value-type="string">
            <text:p>4d5 6S5/2 </text:p>
          </table:table-cell>
          <table:table-cell office:value-type="string" calcext:value-type="string">
            <text:p>  <text:a xlink:href="javascript:void(toggleBalloon('T'))" xlink:type="simple">(</text:a>185.0<text:a xlink:href="javascript:void(toggleBalloon('T'))" xlink:type="simple">)</text:a>                  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I 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Nb </text:p>
          </table:table-cell>
          <table:table-cell office:value-type="string" calcext:value-type="string">
            <text:p>[Kr]4d5 </text:p>
          </table:table-cell>
          <table:table-cell office:value-type="string" calcext:value-type="string">
            <text:p> 6S5/2 </text:p>
          </table:table-cell>
          <table:table-cell office:value-type="string" calcext:value-type="string">
            <text:p>4d4 5D0 </text:p>
          </table:table-cell>
          <table:table-cell office:value-type="string" calcext:value-type="string">
            <text:p>  <text:a xlink:href="javascript:void(toggleBalloon('T'))" xlink:type="simple">(</text:a>214.0<text:a xlink:href="javascript:void(toggleBalloon('T'))" xlink:type="simple">)</text:a>                  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II 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Zr </text:p>
          </table:table-cell>
          <table:table-cell office:value-type="string" calcext:value-type="string">
            <text:p>[Kr]4d4 </text:p>
          </table:table-cell>
          <table:table-cell office:value-type="string" calcext:value-type="string">
            <text:p> 5D0 </text:p>
          </table:table-cell>
          <table:table-cell office:value-type="string" calcext:value-type="string">
            <text:p>4d3 4F3/2 </text:p>
          </table:table-cell>
          <table:table-cell office:value-type="string" calcext:value-type="string">
            <text:p>  <text:a xlink:href="javascript:void(toggleBalloon('T'))" xlink:type="simple">(</text:a>238.0<text:a xlink:href="javascript:void(toggleBalloon('T'))" xlink:type="simple">)</text:a>                  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III 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Y </text:p>
          </table:table-cell>
          <table:table-cell office:value-type="string" calcext:value-type="string">
            <text:p>[Kr]4d3 </text:p>
          </table:table-cell>
          <table:table-cell office:value-type="string" calcext:value-type="string">
            <text:p> 4F3/2 </text:p>
          </table:table-cell>
          <table:table-cell office:value-type="string" calcext:value-type="string">
            <text:p>4d2 3F2 </text:p>
          </table:table-cell>
          <table:table-cell office:value-type="string" calcext:value-type="string">
            <text:p>  <text:a xlink:href="javascript:void(toggleBalloon('T'))" xlink:type="simple">(</text:a>265<text:a xlink:href="javascript:void(toggleBalloon('T'))" xlink:type="simple">)</text:a>                    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IV 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Sr </text:p>
          </table:table-cell>
          <table:table-cell office:value-type="string" calcext:value-type="string">
            <text:p>[Kr]4d2 </text:p>
          </table:table-cell>
          <table:table-cell office:value-type="string" calcext:value-type="string">
            <text:p> 3F2 </text:p>
          </table:table-cell>
          <table:table-cell office:value-type="string" calcext:value-type="string">
            <text:p>4d 2D3/2 </text:p>
          </table:table-cell>
          <table:table-cell office:value-type="string" calcext:value-type="string">
            <text:p>  <text:a xlink:href="javascript:void(toggleBalloon('T'))" xlink:type="simple">(</text:a>292<text:a xlink:href="javascript:void(toggleBalloon('T'))" xlink:type="simple">)</text:a>                    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V 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Rb </text:p>
          </table:table-cell>
          <table:table-cell office:value-type="string" calcext:value-type="string">
            <text:p>[Kr]4d </text:p>
          </table:table-cell>
          <table:table-cell office:value-type="string" calcext:value-type="string">
            <text:p> 2D3/2 </text:p>
          </table:table-cell>
          <table:table-cell office:value-type="string" calcext:value-type="string">
            <text:p>4p6 1S0 </text:p>
          </table:table-cell>
          <table:table-cell office:value-type="string" calcext:value-type="string">
            <text:p>  <text:a xlink:href="javascript:void(toggleBalloon('T'))" xlink:type="simple">(</text:a>317<text:a xlink:href="javascript:void(toggleBalloon('T'))" xlink:type="simple">)</text:a>                    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VI 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Kr </text:p>
          </table:table-cell>
          <table:table-cell office:value-type="string" calcext:value-type="string">
            <text:p>[Ar]3d104s24p6 </text:p>
          </table:table-cell>
          <table:table-cell office:value-type="string" calcext:value-type="string">
            <text:p> 1S0 </text:p>
          </table:table-cell>
          <table:table-cell office:value-type="string" calcext:value-type="string">
            <text:p>4p5 2P°3/2 </text:p>
          </table:table-cell>
          <table:table-cell office:value-type="string" calcext:value-type="string">
            <text:p>  <text:a xlink:href="javascript:void(toggleBalloon('T'))" xlink:type="simple">(</text:a>420<text:a xlink:href="javascript:void(toggleBalloon('T'))" xlink:type="simple">)</text:a>                    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VII 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Br </text:p>
          </table:table-cell>
          <table:table-cell office:value-type="string" calcext:value-type="string">
            <text:p>[Ar]3d104s24p5 </text:p>
          </table:table-cell>
          <table:table-cell office:value-type="string" calcext:value-type="string">
            <text:p> 2P°3/2 </text:p>
          </table:table-cell>
          <table:table-cell office:value-type="string" calcext:value-type="string">
            <text:p>4p4 3P2 </text:p>
          </table:table-cell>
          <table:table-cell office:value-type="string" calcext:value-type="string">
            <text:p>  <text:a xlink:href="javascript:void(toggleBalloon('T'))" xlink:type="simple">(</text:a>447<text:a xlink:href="javascript:void(toggleBalloon('T'))" xlink:type="simple">)</text:a>                    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VIII 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Se </text:p>
          </table:table-cell>
          <table:table-cell office:value-type="string" calcext:value-type="string">
            <text:p>[Ar]3d104s24p4 </text:p>
          </table:table-cell>
          <table:table-cell office:value-type="string" calcext:value-type="string">
            <text:p> 3P2 </text:p>
          </table:table-cell>
          <table:table-cell office:value-type="string" calcext:value-type="string">
            <text:p>4p3 4S°3/2 </text:p>
          </table:table-cell>
          <table:table-cell office:value-type="string" calcext:value-type="string">
            <text:p>  <text:a xlink:href="javascript:void(toggleBalloon('T'))" xlink:type="simple">(</text:a>479<text:a xlink:href="javascript:void(toggleBalloon('T'))" xlink:type="simple">)</text:a>                    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IX 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As </text:p>
          </table:table-cell>
          <table:table-cell office:value-type="string" calcext:value-type="string">
            <text:p>[Ar]3d104s24p3 </text:p>
          </table:table-cell>
          <table:table-cell office:value-type="string" calcext:value-type="string">
            <text:p> 4S°3/2 </text:p>
          </table:table-cell>
          <table:table-cell office:value-type="string" calcext:value-type="string">
            <text:p>4p2 3P0 </text:p>
          </table:table-cell>
          <table:table-cell office:value-type="string" calcext:value-type="string">
            <text:p>  <text:a xlink:href="javascript:void(toggleBalloon('T'))" xlink:type="simple">(</text:a>510<text:a xlink:href="javascript:void(toggleBalloon('T'))" xlink:type="simple">)</text:a>                    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X 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Ge </text:p>
          </table:table-cell>
          <table:table-cell office:value-type="string" calcext:value-type="string">
            <text:p>[Ar]3d104s24p2 </text:p>
          </table:table-cell>
          <table:table-cell office:value-type="string" calcext:value-type="string">
            <text:p> 3P0 </text:p>
          </table:table-cell>
          <table:table-cell office:value-type="string" calcext:value-type="string">
            <text:p>4p 2P°1/2 </text:p>
          </table:table-cell>
          <table:table-cell office:value-type="string" calcext:value-type="string">
            <text:p>  <text:a xlink:href="javascript:void(toggleBalloon('T'))" xlink:type="simple">(</text:a>552<text:a xlink:href="javascript:void(toggleBalloon('T'))" xlink:type="simple">)</text:a>                   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XI 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Ga </text:p>
          </table:table-cell>
          <table:table-cell office:value-type="string" calcext:value-type="string">
            <text:p>[Ar]3d104s24p </text:p>
          </table:table-cell>
          <table:table-cell office:value-type="string" calcext:value-type="string">
            <text:p> 2P°1/2 </text:p>
          </table:table-cell>
          <table:table-cell office:value-type="string" calcext:value-type="string">
            <text:p>4s2 1S0 </text:p>
          </table:table-cell>
          <table:table-cell office:value-type="string" calcext:value-type="string">
            <text:p>  <text:a xlink:href="javascript:void(toggleBalloon('T'))" xlink:type="simple">(</text:a>584<text:a xlink:href="javascript:void(toggleBalloon('T'))" xlink:type="simple">)</text:a>                   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XII 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Zn </text:p>
          </table:table-cell>
          <table:table-cell office:value-type="string" calcext:value-type="string">
            <text:p>[Ar]3d104s2 </text:p>
          </table:table-cell>
          <table:table-cell office:value-type="string" calcext:value-type="string">
            <text:p> 1S0 </text:p>
          </table:table-cell>
          <table:table-cell office:value-type="string" calcext:value-type="string">
            <text:p>4s 2S1/2 </text:p>
          </table:table-cell>
          <table:table-cell office:value-type="string" calcext:value-type="string">
            <text:p>  <text:a xlink:href="javascript:void(toggleBalloon('T'))" xlink:type="simple">(</text:a>657<text:a xlink:href="javascript:void(toggleBalloon('T'))" xlink:type="simple">)</text:a>                   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XIII 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Cu </text:p>
          </table:table-cell>
          <table:table-cell office:value-type="string" calcext:value-type="string">
            <text:p>[Ar]3d104s </text:p>
          </table:table-cell>
          <table:table-cell office:value-type="string" calcext:value-type="string">
            <text:p> 2S1/2 </text:p>
          </table:table-cell>
          <table:table-cell office:value-type="string" calcext:value-type="string">
            <text:p>3d10 1S0 </text:p>
          </table:table-cell>
          <table:table-cell office:value-type="string" calcext:value-type="string">
            <text:p>  <text:a xlink:href="javascript:void(toggleBalloon('['))" xlink:type="simple">[</text:a>693.26<text:a xlink:href="javascript:void(toggleBalloon(']'))" xlink:type="simple">]</text:a>                 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 <text:a xlink:href="javascript:void(0)" xlink:type="simple">L10922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XIV 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Ni </text:p>
          </table:table-cell>
          <table:table-cell office:value-type="string" calcext:value-type="string">
            <text:p>[Ar]3d10 </text:p>
          </table:table-cell>
          <table:table-cell office:value-type="string" calcext:value-type="string">
            <text:p> 1S0 </text:p>
          </table:table-cell>
          <table:table-cell office:value-type="string" calcext:value-type="string">
            <text:p>3d9 2D5/2 </text:p>
          </table:table-cell>
          <table:table-cell office:value-type="string" calcext:value-type="string">
            <text:p>  <text:a xlink:href="javascript:void(toggleBalloon('T'))" xlink:type="simple">(</text:a>1 214<text:a xlink:href="javascript:void(toggleBalloon('T'))" xlink:type="simple">)</text:a>                   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XV 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Co </text:p>
          </table:table-cell>
          <table:table-cell office:value-type="string" calcext:value-type="string">
            <text:p>[Ar]3d9 </text:p>
          </table:table-cell>
          <table:table-cell office:value-type="string" calcext:value-type="string">
            <text:p> 2D5/2 </text:p>
          </table:table-cell>
          <table:table-cell office:value-type="string" calcext:value-type="string">
            <text:p>3d8 3F4 </text:p>
          </table:table-cell>
          <table:table-cell office:value-type="string" calcext:value-type="string">
            <text:p>  <text:a xlink:href="javascript:void(toggleBalloon('T'))" xlink:type="simple">(</text:a>1 285<text:a xlink:href="javascript:void(toggleBalloon('T'))" xlink:type="simple">)</text:a>                   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XVI 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Fe </text:p>
          </table:table-cell>
          <table:table-cell office:value-type="string" calcext:value-type="string">
            <text:p>[Ar]3d8 </text:p>
          </table:table-cell>
          <table:table-cell office:value-type="string" calcext:value-type="string">
            <text:p> 3F4 </text:p>
          </table:table-cell>
          <table:table-cell office:value-type="string" calcext:value-type="string">
            <text:p>3d7 4F9/2 </text:p>
          </table:table-cell>
          <table:table-cell office:value-type="string" calcext:value-type="string">
            <text:p>  <text:a xlink:href="javascript:void(toggleBalloon('T'))" xlink:type="simple">(</text:a>1 360<text:a xlink:href="javascript:void(toggleBalloon('T'))" xlink:type="simple">)</text:a>                   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XVII 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Mn </text:p>
          </table:table-cell>
          <table:table-cell office:value-type="string" calcext:value-type="string">
            <text:p>[Ar]3d7 </text:p>
          </table:table-cell>
          <table:table-cell office:value-type="string" calcext:value-type="string">
            <text:p> 4F9/2 </text:p>
          </table:table-cell>
          <table:table-cell office:value-type="string" calcext:value-type="string">
            <text:p>3d6 5D4 </text:p>
          </table:table-cell>
          <table:table-cell office:value-type="string" calcext:value-type="string">
            <text:p>  <text:a xlink:href="javascript:void(toggleBalloon('T'))" xlink:type="simple">(</text:a>1 441<text:a xlink:href="javascript:void(toggleBalloon('T'))" xlink:type="simple">)</text:a>                   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XVIII 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Cr </text:p>
          </table:table-cell>
          <table:table-cell office:value-type="string" calcext:value-type="string">
            <text:p>[Ar]3d6 </text:p>
          </table:table-cell>
          <table:table-cell office:value-type="string" calcext:value-type="string">
            <text:p> 5D4 </text:p>
          </table:table-cell>
          <table:table-cell office:value-type="string" calcext:value-type="string">
            <text:p>3d5 6S5/2 </text:p>
          </table:table-cell>
          <table:table-cell office:value-type="string" calcext:value-type="string">
            <text:p>  <text:a xlink:href="javascript:void(toggleBalloon('T'))" xlink:type="simple">(</text:a>1 518<text:a xlink:href="javascript:void(toggleBalloon('T'))" xlink:type="simple">)</text:a>                   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XIX 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V </text:p>
          </table:table-cell>
          <table:table-cell office:value-type="string" calcext:value-type="string">
            <text:p>[Ar]3d5 </text:p>
          </table:table-cell>
          <table:table-cell office:value-type="string" calcext:value-type="string">
            <text:p> 6S5/2 </text:p>
          </table:table-cell>
          <table:table-cell office:value-type="string" calcext:value-type="string">
            <text:p>3d4 5D0 </text:p>
          </table:table-cell>
          <table:table-cell office:value-type="string" calcext:value-type="string">
            <text:p>  <text:a xlink:href="javascript:void(toggleBalloon('T'))" xlink:type="simple">(</text:a>1 606<text:a xlink:href="javascript:void(toggleBalloon('T'))" xlink:type="simple">)</text:a>                   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XX 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Ti </text:p>
          </table:table-cell>
          <table:table-cell office:value-type="string" calcext:value-type="string">
            <text:p>[Ar]3d4 </text:p>
          </table:table-cell>
          <table:table-cell office:value-type="string" calcext:value-type="string">
            <text:p> 5D0 </text:p>
          </table:table-cell>
          <table:table-cell office:value-type="string" calcext:value-type="string">
            <text:p>3d3 4F3/2 </text:p>
          </table:table-cell>
          <table:table-cell office:value-type="string" calcext:value-type="string">
            <text:p>  <text:a xlink:href="javascript:void(toggleBalloon('T'))" xlink:type="simple">(</text:a>1 698<text:a xlink:href="javascript:void(toggleBalloon('T'))" xlink:type="simple">)</text:a>                   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XXI 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Sc </text:p>
          </table:table-cell>
          <table:table-cell office:value-type="string" calcext:value-type="string">
            <text:p>[Ar]3d3 </text:p>
          </table:table-cell>
          <table:table-cell office:value-type="string" calcext:value-type="string">
            <text:p> 4F3/2 </text:p>
          </table:table-cell>
          <table:table-cell office:value-type="string" calcext:value-type="string">
            <text:p>3d2 3F2 </text:p>
          </table:table-cell>
          <table:table-cell office:value-type="string" calcext:value-type="string">
            <text:p>  <text:a xlink:href="javascript:void(toggleBalloon('T'))" xlink:type="simple">(</text:a>1 781<text:a xlink:href="javascript:void(toggleBalloon('T'))" xlink:type="simple">)</text:a>                   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XXII 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Ca </text:p>
          </table:table-cell>
          <table:table-cell office:value-type="string" calcext:value-type="string">
            <text:p>[Ar]3d2 </text:p>
          </table:table-cell>
          <table:table-cell office:value-type="string" calcext:value-type="string">
            <text:p> 3F2 </text:p>
          </table:table-cell>
          <table:table-cell office:value-type="string" calcext:value-type="string">
            <text:p>3d 2D3/2 </text:p>
          </table:table-cell>
          <table:table-cell office:value-type="string" calcext:value-type="string">
            <text:p>  <text:a xlink:href="javascript:void(toggleBalloon('T'))" xlink:type="simple">(</text:a>1 869<text:a xlink:href="javascript:void(toggleBalloon('T'))" xlink:type="simple">)</text:a>                   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XXIII 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K </text:p>
          </table:table-cell>
          <table:table-cell office:value-type="string" calcext:value-type="string">
            <text:p>[Ar]3d </text:p>
          </table:table-cell>
          <table:table-cell office:value-type="string" calcext:value-type="string">
            <text:p> 2D3/2 </text:p>
          </table:table-cell>
          <table:table-cell office:value-type="string" calcext:value-type="string">
            <text:p>3p6 1S0 </text:p>
          </table:table-cell>
          <table:table-cell office:value-type="string" calcext:value-type="string">
            <text:p>  <text:a xlink:href="javascript:void(toggleBalloon('T'))" xlink:type="simple">(</text:a>1 954<text:a xlink:href="javascript:void(toggleBalloon('T'))" xlink:type="simple">)</text:a>                   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XXIV 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Ar </text:p>
          </table:table-cell>
          <table:table-cell office:value-type="string" calcext:value-type="string">
            <text:p>[Ne]3s23p6 </text:p>
          </table:table-cell>
          <table:table-cell office:value-type="string" calcext:value-type="string">
            <text:p> 1S0 </text:p>
          </table:table-cell>
          <table:table-cell office:value-type="string" calcext:value-type="string">
            <text:p>3p5 2P°3/2 </text:p>
          </table:table-cell>
          <table:table-cell office:value-type="string" calcext:value-type="string">
            <text:p>  <text:a xlink:href="javascript:void(toggleBalloon('T'))" xlink:type="simple">(</text:a>2 190<text:a xlink:href="javascript:void(toggleBalloon('T'))" xlink:type="simple">)</text:a>                   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XXV 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Cl </text:p>
          </table:table-cell>
          <table:table-cell office:value-type="string" calcext:value-type="string">
            <text:p>[Ne]3s23p5 </text:p>
          </table:table-cell>
          <table:table-cell office:value-type="string" calcext:value-type="string">
            <text:p> 2P°3/2 </text:p>
          </table:table-cell>
          <table:table-cell office:value-type="string" calcext:value-type="string">
            <text:p>3p4 3P2 </text:p>
          </table:table-cell>
          <table:table-cell office:value-type="string" calcext:value-type="string">
            <text:p>  <text:a xlink:href="javascript:void(toggleBalloon('T'))" xlink:type="simple">(</text:a>2 266<text:a xlink:href="javascript:void(toggleBalloon('T'))" xlink:type="simple">)</text:a>                   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XXVI 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S </text:p>
          </table:table-cell>
          <table:table-cell office:value-type="string" calcext:value-type="string">
            <text:p>[Ne]3s23p4 </text:p>
          </table:table-cell>
          <table:table-cell office:value-type="string" calcext:value-type="string">
            <text:p> 3P2 </text:p>
          </table:table-cell>
          <table:table-cell office:value-type="string" calcext:value-type="string">
            <text:p>3p3 4S°3/2 </text:p>
          </table:table-cell>
          <table:table-cell office:value-type="string" calcext:value-type="string">
            <text:p>  <text:a xlink:href="javascript:void(toggleBalloon('T'))" xlink:type="simple">(</text:a>2 349<text:a xlink:href="javascript:void(toggleBalloon('T'))" xlink:type="simple">)</text:a>                   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XXVII 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P </text:p>
          </table:table-cell>
          <table:table-cell office:value-type="string" calcext:value-type="string">
            <text:p>[Ne]3s23p3 </text:p>
          </table:table-cell>
          <table:table-cell office:value-type="string" calcext:value-type="string">
            <text:p> 4S°3/2 </text:p>
          </table:table-cell>
          <table:table-cell office:value-type="string" calcext:value-type="string">
            <text:p>3p2 3P0 </text:p>
          </table:table-cell>
          <table:table-cell office:value-type="string" calcext:value-type="string">
            <text:p>  <text:a xlink:href="javascript:void(toggleBalloon('T'))" xlink:type="simple">(</text:a>2 428<text:a xlink:href="javascript:void(toggleBalloon('T'))" xlink:type="simple">)</text:a>                   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XXVIII 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Si </text:p>
          </table:table-cell>
          <table:table-cell office:value-type="string" calcext:value-type="string">
            <text:p>[Ne]3s23p2 </text:p>
          </table:table-cell>
          <table:table-cell office:value-type="string" calcext:value-type="string">
            <text:p> 3P0 </text:p>
          </table:table-cell>
          <table:table-cell office:value-type="string" calcext:value-type="string">
            <text:p>3p 2P°1/2 </text:p>
          </table:table-cell>
          <table:table-cell office:value-type="string" calcext:value-type="string">
            <text:p>  <text:a xlink:href="javascript:void(toggleBalloon('T'))" xlink:type="simple">(</text:a>2 567<text:a xlink:href="javascript:void(toggleBalloon('T'))" xlink:type="simple">)</text:a>                   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XXIX 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Al </text:p>
          </table:table-cell>
          <table:table-cell office:value-type="string" calcext:value-type="string">
            <text:p>[Ne]3s23p </text:p>
          </table:table-cell>
          <table:table-cell office:value-type="string" calcext:value-type="string">
            <text:p> 2P°1/2 </text:p>
          </table:table-cell>
          <table:table-cell office:value-type="string" calcext:value-type="string">
            <text:p>3s2 1S0 </text:p>
          </table:table-cell>
          <table:table-cell office:value-type="string" calcext:value-type="string">
            <text:p>  <text:a xlink:href="javascript:void(toggleBalloon('T'))" xlink:type="simple">(</text:a>2 654<text:a xlink:href="javascript:void(toggleBalloon('T'))" xlink:type="simple">)</text:a>                   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L 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Mg </text:p>
          </table:table-cell>
          <table:table-cell office:value-type="string" calcext:value-type="string">
            <text:p>[Ne]3s2 </text:p>
          </table:table-cell>
          <table:table-cell office:value-type="string" calcext:value-type="string">
            <text:p> 1S0 </text:p>
          </table:table-cell>
          <table:table-cell office:value-type="string" calcext:value-type="string">
            <text:p>3s 2S1/2 </text:p>
          </table:table-cell>
          <table:table-cell office:value-type="string" calcext:value-type="string">
            <text:p>  <text:a xlink:href="javascript:void(toggleBalloon('T'))" xlink:type="simple">(</text:a>2 815<text:a xlink:href="javascript:void(toggleBalloon('T'))" xlink:type="simple">)</text:a>                   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LI 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Na </text:p>
          </table:table-cell>
          <table:table-cell office:value-type="string" calcext:value-type="string">
            <text:p>[Ne]3s </text:p>
          </table:table-cell>
          <table:table-cell office:value-type="string" calcext:value-type="string">
            <text:p> 2S1/2 </text:p>
          </table:table-cell>
          <table:table-cell office:value-type="string" calcext:value-type="string">
            <text:p>2p6 1S0 </text:p>
          </table:table-cell>
          <table:table-cell office:value-type="string" calcext:value-type="string">
            <text:p>  <text:a xlink:href="javascript:void(toggleBalloon('['))" xlink:type="simple">[</text:a>2 900.0<text:a xlink:href="javascript:void(toggleBalloon(']'))" xlink:type="simple">]</text:a>                  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 <text:a xlink:href="javascript:void(0)" xlink:type="simple">L10264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LII 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Ne </text:p>
          </table:table-cell>
          <table:table-cell office:value-type="string" calcext:value-type="string">
            <text:p>1s22s22p6 </text:p>
          </table:table-cell>
          <table:table-cell office:value-type="string" calcext:value-type="string">
            <text:p> 1S0 </text:p>
          </table:table-cell>
          <table:table-cell office:value-type="string" calcext:value-type="string">
            <text:p>2p5 2P°3/2 </text:p>
          </table:table-cell>
          <table:table-cell office:value-type="string" calcext:value-type="string">
            <text:p>  <text:a xlink:href="javascript:void(toggleBalloon('T'))" xlink:type="simple">(</text:a>6 714<text:a xlink:href="javascript:void(toggleBalloon('T'))" xlink:type="simple">)</text:a>                   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LIII 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F </text:p>
          </table:table-cell>
          <table:table-cell office:value-type="string" calcext:value-type="string">
            <text:p>1s22s22p5 </text:p>
          </table:table-cell>
          <table:table-cell office:value-type="string" calcext:value-type="string">
            <text:p> 2P°3/2 </text:p>
          </table:table-cell>
          <table:table-cell office:value-type="string" calcext:value-type="string">
            <text:p>2p4 3P2 </text:p>
          </table:table-cell>
          <table:table-cell office:value-type="string" calcext:value-type="string">
            <text:p>  <text:a xlink:href="javascript:void(toggleBalloon('T'))" xlink:type="simple">(</text:a>6 929<text:a xlink:href="javascript:void(toggleBalloon('T'))" xlink:type="simple">)</text:a>                   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LIV 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O </text:p>
          </table:table-cell>
          <table:table-cell office:value-type="string" calcext:value-type="string">
            <text:p>1s22s22p4 </text:p>
          </table:table-cell>
          <table:table-cell office:value-type="string" calcext:value-type="string">
            <text:p> 3P2 </text:p>
          </table:table-cell>
          <table:table-cell office:value-type="string" calcext:value-type="string">
            <text:p>2p21/22p3/2 (0,3/2)°3/2 </text:p>
          </table:table-cell>
          <table:table-cell office:value-type="string" calcext:value-type="string">
            <text:p>  <text:a xlink:href="javascript:void(toggleBalloon('T'))" xlink:type="simple">(</text:a>7 167<text:a xlink:href="javascript:void(toggleBalloon('T'))" xlink:type="simple">)</text:a>                   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LV 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N </text:p>
          </table:table-cell>
          <table:table-cell office:value-type="string" calcext:value-type="string">
            <text:p>1s22s22p3 </text:p>
          </table:table-cell>
          <table:table-cell office:value-type="string" calcext:value-type="string">
            <text:p> (0,3/2)°3/2 </text:p>
          </table:table-cell>
          <table:table-cell office:value-type="string" calcext:value-type="string">
            <text:p>2p2 3P0 </text:p>
          </table:table-cell>
          <table:table-cell office:value-type="string" calcext:value-type="string">
            <text:p>  <text:a xlink:href="javascript:void(toggleBalloon('T'))" xlink:type="simple">(</text:a>7 390<text:a xlink:href="javascript:void(toggleBalloon('T'))" xlink:type="simple">)</text:a>                   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LVI 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C </text:p>
          </table:table-cell>
          <table:table-cell office:value-type="string" calcext:value-type="string">
            <text:p>1s22s22p2 </text:p>
          </table:table-cell>
          <table:table-cell office:value-type="string" calcext:value-type="string">
            <text:p> 3P0 </text:p>
          </table:table-cell>
          <table:table-cell office:value-type="string" calcext:value-type="string">
            <text:p>2p 2P°1/2 </text:p>
          </table:table-cell>
          <table:table-cell office:value-type="string" calcext:value-type="string">
            <text:p>  <text:a xlink:href="javascript:void(toggleBalloon('T'))" xlink:type="simple">(</text:a>7 887<text:a xlink:href="javascript:void(toggleBalloon('T'))" xlink:type="simple">)</text:a>                   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LVII 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B </text:p>
          </table:table-cell>
          <table:table-cell office:value-type="string" calcext:value-type="string">
            <text:p>1s22s22p </text:p>
          </table:table-cell>
          <table:table-cell office:value-type="string" calcext:value-type="string">
            <text:p> 2P°1/2 </text:p>
          </table:table-cell>
          <table:table-cell office:value-type="string" calcext:value-type="string">
            <text:p>2s2 1S0 </text:p>
          </table:table-cell>
          <table:table-cell office:value-type="string" calcext:value-type="string">
            <text:p>  <text:a xlink:href="javascript:void(toggleBalloon('T'))" xlink:type="simple">(</text:a>8 140<text:a xlink:href="javascript:void(toggleBalloon('T'))" xlink:type="simple">)</text:a>                   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LVIII 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Be </text:p>
          </table:table-cell>
          <table:table-cell office:value-type="string" calcext:value-type="string">
            <text:p>1s22s2 </text:p>
          </table:table-cell>
          <table:table-cell office:value-type="string" calcext:value-type="string">
            <text:p> 1S0 </text:p>
          </table:table-cell>
          <table:table-cell office:value-type="string" calcext:value-type="string">
            <text:p>2s 2S1/2 </text:p>
          </table:table-cell>
          <table:table-cell office:value-type="string" calcext:value-type="string">
            <text:p>  <text:a xlink:href="javascript:void(toggleBalloon('T'))" xlink:type="simple">(</text:a>8 455<text:a xlink:href="javascript:void(toggleBalloon('T'))" xlink:type="simple">)</text:a>                   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 <text:a xlink:href="javascript:void(0)" xlink:type="simple">L8672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XLIX 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Li </text:p>
          </table:table-cell>
          <table:table-cell office:value-type="string" calcext:value-type="string">
            <text:p>1s22s </text:p>
          </table:table-cell>
          <table:table-cell office:value-type="string" calcext:value-type="string">
            <text:p> 2S1/2 </text:p>
          </table:table-cell>
          <table:table-cell office:value-type="string" calcext:value-type="string">
            <text:p>1s2 1S0 </text:p>
          </table:table-cell>
          <table:table-cell office:value-type="string" calcext:value-type="string">
            <text:p>  <text:a xlink:href="javascript:void(toggleBalloon('T'))" xlink:type="simple">(</text:a>8 669.48<text:a xlink:href="javascript:void(toggleBalloon('T'))" xlink:type="simple">)</text:a>                 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 <text:a xlink:href="javascript:void(0)" xlink:type="simple">L16264c99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L 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He </text:p>
          </table:table-cell>
          <table:table-cell office:value-type="string" calcext:value-type="string">
            <text:p>1s2 </text:p>
          </table:table-cell>
          <table:table-cell office:value-type="string" calcext:value-type="string">
            <text:p> 1S0 </text:p>
          </table:table-cell>
          <table:table-cell office:value-type="string" calcext:value-type="string">
            <text:p>1s 2S1/2 </text:p>
          </table:table-cell>
          <table:table-cell office:value-type="string" calcext:value-type="string">
            <text:p>  <text:a xlink:href="javascript:void(toggleBalloon('T'))" xlink:type="simple">(</text:a>35 710.028<text:a xlink:href="javascript:void(toggleBalloon('T'))" xlink:type="simple">)</text:a>                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 <text:a xlink:href="javascript:void(0)" xlink:type="simple">L12128</text:a> 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 LI 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imony </text:p>
          </table:table-cell>
          <table:table-cell office:value-type="string" calcext:value-type="string">
            <text:p>H </text:p>
          </table:table-cell>
          <table:table-cell office:value-type="string" calcext:value-type="string">
            <text:p>1s </text:p>
          </table:table-cell>
          <table:table-cell office:value-type="string" calcext:value-type="string">
            <text:p> 2S1/2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 <text:a xlink:href="javascript:void(toggleBalloon('T'))" xlink:type="simple">(</text:a>36 668.05<text:a xlink:href="javascript:void(toggleBalloon('T'))" xlink:type="simple">)</text:a>                 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 <text:a xlink:href="javascript:void(0)" xlink:type="simple">L7188</text:a>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18:29:40.354532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2T18:30:34.641950701</meta:creation-date>
    <meta:editing-duration>PT2M45S</meta:editing-duration>
    <meta:editing-cycles>2</meta:editing-cycles>
    <meta:generator>LibreOffice/6.0.7.3$Linux_X86_64 LibreOffice_project/00m0$Build-3</meta:generator>
    <dc:date>2020-11-12T18:32:25.179954502</dc:date>
    <meta:document-statistic meta:table-count="1" meta:cell-count="561" meta:object-count="0"/>
  </office:meta>
</office:document-meta>
</file>